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rsid="002f3692" officeooo:paragraph-rsid="002f3692" style:font-weight-asian="normal" style:font-weight-complex="normal"/>
    </style:style>
    <style:style style:name="P17" style:family="paragraph" style:parent-style-name="Standard">
      <style:paragraph-properties fo:text-align="start" style:justify-single-word="false"/>
      <style:text-properties fo:font-weight="normal" officeooo:rsid="00307a88" officeooo:paragraph-rsid="002f3692" style:font-weight-asian="normal" style:font-weight-complex="normal"/>
    </style:style>
    <style:style style:name="P18" style:family="paragraph" style:parent-style-name="Standard">
      <style:paragraph-properties fo:text-align="start" style:justify-single-word="false"/>
      <style:text-properties fo:font-weight="normal" officeooo:rsid="00307a88" officeooo:paragraph-rsid="00307a88" style:font-weight-asian="normal" style:font-weight-complex="normal"/>
    </style:style>
    <style:style style:name="P19" style:family="paragraph" style:parent-style-name="Standard">
      <style:paragraph-properties fo:text-align="start" style:justify-single-word="false"/>
      <style:text-properties fo:font-weight="normal" officeooo:rsid="0032594f" officeooo:paragraph-rsid="0032594f" style:font-weight-asian="normal" style:font-weight-complex="normal"/>
    </style:style>
    <style:style style:name="P20" style:family="paragraph" style:parent-style-name="Standard">
      <style:paragraph-properties fo:text-align="start" style:justify-single-word="false"/>
      <style:text-properties fo:font-weight="normal" officeooo:rsid="003386be" officeooo:paragraph-rsid="0034155a" style:font-weight-asian="normal" style:font-weight-complex="normal"/>
    </style:style>
    <style:style style:name="P21" style:family="paragraph" style:parent-style-name="Standard">
      <style:paragraph-properties fo:text-align="start" style:justify-single-word="false"/>
      <style:text-properties fo:font-weight="normal" officeooo:rsid="0034155a" officeooo:paragraph-rsid="0034155a"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34155a" officeooo:paragraph-rsid="0034155a" style:font-weight-asian="normal" style:font-weight-complex="normal"/>
    </style:style>
    <style:style style:name="P23" style:family="paragraph" style:parent-style-name="Standard">
      <style:paragraph-properties fo:text-align="start" style:justify-single-word="false"/>
      <style:text-properties fo:font-weight="normal" officeooo:rsid="00355f2e" officeooo:paragraph-rsid="00355f2e" style:font-weight-asian="normal" style:font-weight-complex="normal"/>
    </style:style>
    <style:style style:name="P24" style:family="paragraph" style:parent-style-name="Standard">
      <style:paragraph-properties fo:text-align="start" style:justify-single-word="false"/>
      <style:text-properties fo:font-weight="normal" officeooo:paragraph-rsid="002b0514"/>
    </style:style>
    <style:style style:name="P25" style:family="paragraph" style:parent-style-name="Standard">
      <style:paragraph-properties fo:text-align="start" style:justify-single-word="false"/>
      <style:text-properties officeooo:paragraph-rsid="0035e25d"/>
    </style:style>
    <style:style style:name="P26" style:family="paragraph" style:parent-style-name="Standard">
      <style:paragraph-properties fo:text-align="start" style:justify-single-word="false"/>
      <style:text-properties officeooo:rsid="00386594" officeooo:paragraph-rsid="00386594"/>
    </style:style>
    <style:style style:name="P27" style:family="paragraph" style:parent-style-name="Standard">
      <style:paragraph-properties fo:text-align="start" style:justify-single-word="false"/>
      <style:text-properties officeooo:rsid="003a2d7b" officeooo:paragraph-rsid="003a2d7b"/>
    </style:style>
    <style:style style:name="P28" style:family="paragraph" style:parent-style-name="Standard">
      <style:paragraph-properties fo:text-align="start" style:justify-single-word="false"/>
      <style:text-properties officeooo:rsid="003c101d" officeooo:paragraph-rsid="003c101d"/>
    </style:style>
    <style:style style:name="P29" style:family="paragraph">
      <style:paragraph-properties fo:text-align="center"/>
    </style:style>
    <style:style style:name="P30"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fo:font-variant="normal" fo:text-transform="none" fo:color="#000000" loext:opacity="100%" style:font-name="Arial" fo:font-size="9pt" fo:letter-spacing="normal" fo:font-style="normal" fo:font-weight="normal" officeooo:rsid="0035e25d" style:font-weight-asian="normal" style:font-weight-complex="normal"/>
    </style:style>
    <style:style style:name="T9" style:family="text">
      <style:text-properties fo:font-variant="normal" fo:text-transform="none" fo:color="#000000" loext:opacity="100%" style:text-position="super 58%" style:font-name="Arial" fo:font-size="9pt" fo:letter-spacing="normal" fo:font-style="normal" fo:font-weight="normal" officeooo:rsid="0035e25d" style:font-weight-asian="normal" style:font-weight-complex="normal"/>
    </style:style>
    <style:style style:name="T10" style:family="text">
      <style:text-properties fo:font-variant="normal" fo:text-transform="none" fo:color="#000000" loext:opacity="100%" style:text-position="0% 100%" style:font-name="Arial" fo:font-size="9pt" fo:letter-spacing="normal" fo:font-style="normal" fo:font-weight="normal" officeooo:rsid="0035e25d" style:font-weight-asian="normal" style:font-weight-complex="normal"/>
    </style:style>
    <style:style style:name="T11" style:family="text">
      <style:text-properties fo:font-variant="normal" fo:text-transform="none" fo:color="#000000" loext:opacity="100%" style:text-position="0% 100%" style:font-name="Liberation Serif" fo:font-size="12pt" fo:letter-spacing="normal" fo:font-style="normal" fo:font-weight="normal" officeooo:rsid="00362b31" style:font-size-asian="10.5pt" style:font-weight-asian="normal" style:font-size-complex="12pt" style:font-weight-complex="normal"/>
    </style:style>
    <style:style style:name="T12" style:family="text">
      <style:text-properties fo:font-variant="normal" fo:text-transform="none" fo:color="#000000" loext:opacity="100%" style:text-position="0% 100%" style:font-name="Liberation Serif" fo:font-size="12pt" fo:letter-spacing="normal" fo:font-style="normal" fo:font-weight="normal" officeooo:rsid="003666df" style:font-size-asian="10.5pt" style:font-weight-asian="normal" style:font-size-complex="12pt" style:font-weight-complex="normal"/>
    </style:style>
    <style:style style:name="T13" style:family="text">
      <style:text-properties fo:font-variant="normal" fo:text-transform="none" fo:color="#000000" loext:opacity="100%" style:text-position="0% 1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loext:opacity="100%" style:text-position="0% 100%" style:font-name="Liberation Serif" fo:font-size="12pt" fo:letter-spacing="normal" fo:font-style="normal" fo:font-weight="normal" officeooo:rsid="003666df" style:font-size-asian="12pt" style:font-weight-asian="normal" style:font-size-complex="12pt" style:font-weight-complex="normal"/>
    </style:style>
    <style:style style:name="T15" style:family="text">
      <style:text-properties fo:font-variant="normal" fo:text-transform="none" fo:color="#000000" loext:opacity="100%" style:text-position="0% 100%" style:font-name="Liberation Serif" fo:font-size="12pt" fo:letter-spacing="normal" fo:font-style="normal" fo:font-weight="normal" officeooo:rsid="003a2d7b" style:font-size-asian="12pt" style:font-weight-asian="normal" style:font-size-complex="12pt" style:font-weight-complex="normal"/>
    </style:style>
    <style:style style:name="T16" style:family="text">
      <style:text-properties fo:font-variant="normal" fo:text-transform="none" fo:color="#000000" loext:opacity="100%" style:text-position="0% 100%" style:font-name="Liberation Serif" fo:font-size="12pt" fo:letter-spacing="normal" fo:font-style="normal" fo:font-weight="normal" officeooo:rsid="003c101d" style:font-size-asian="12pt" style:font-weight-asian="normal" style:font-size-complex="12pt" style:font-weight-complex="normal"/>
    </style:style>
    <style:style style:name="T17" style:family="text">
      <style:text-properties officeooo:rsid="002b0514" style:font-weight-asian="normal" style:font-weight-complex="normal"/>
    </style:style>
    <style:style style:name="T18" style:family="text">
      <style:text-properties officeooo:rsid="002c7b2e" style:font-weight-asian="normal" style:font-weight-complex="normal"/>
    </style:style>
    <style:style style:name="T19" style:family="text">
      <style:text-properties officeooo:rsid="002c7b2e"/>
    </style:style>
    <style:style style:name="T20" style:family="text">
      <style:text-properties officeooo:rsid="002d8d66"/>
    </style:style>
    <style:style style:name="T21" style:family="text">
      <style:text-properties officeooo:rsid="00307a88"/>
    </style:style>
    <style:style style:name="T22" style:family="text">
      <style:text-properties officeooo:rsid="0034155a"/>
    </style:style>
    <style:style style:name="T23" style:family="text">
      <style:text-properties fo:font-weight="normal" officeooo:rsid="0035e25d" style:font-weight-asian="normal" style:font-weight-complex="normal"/>
    </style:style>
    <style:style style:name="T24" style:family="text">
      <style:text-properties officeooo:rsid="00355f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20">a.</text:span><text:tab/>int num =45 ;</text:p>
      <text:p text:style-name="P15"><text:tab/><text:tab/>int newNum = (int)num ;</text:p>
      <text:p text:style-name="P15"><text:tab/><text:span text:style-name="T20">b.<text:tab/>double myDouble = 3.14 ;</text:span></text:p>
      <text:p text:style-name="P15"><text:tab/><text:tab/><text:span text:style-name="T20">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30" svg:width="0.4276in" svg:height="0.2295in" svg:x="-0.4346in" svg:y="1.1484in"><draw:text-box><text:p text:style-name="P29">byte</text:p></draw:text-box></draw:frame><draw:frame text:anchor-type="paragraph" draw:z-index="1" draw:name="Text Frame 2" draw:style-name="gr11" draw:text-style-name="P30" svg:width="0.4276in" svg:height="0.2295in" svg:x="0.8256in" svg:y="1.1591in"><draw:text-box><text:p text:style-name="P29">short</text:p></draw:text-box></draw:frame><draw:frame text:anchor-type="paragraph" draw:z-index="3" draw:name="Text Frame 5" draw:style-name="gr13" draw:text-style-name="P30" svg:width="0.5732in" svg:height="0.3685in" svg:x="3.3465in" svg:y="2.1382in"><draw:text-box><text:p text:style-name="P29">double</text:p></draw:text-box></draw:frame><draw:frame text:anchor-type="paragraph" draw:z-index="4" draw:name="Text Frame 6" draw:style-name="gr13" draw:text-style-name="P30" svg:width="0.4898in" svg:height="0.3685in" svg:x="1.9925in" svg:y="2.1591in"><draw:text-box><text:p text:style-name="P29">float</text:p></draw:text-box></draw:frame><draw:frame text:anchor-type="paragraph" draw:z-index="5" draw:name="Text Frame 7" draw:style-name="gr12" draw:text-style-name="P30" svg:width="0.4276in" svg:height="0.226in" svg:x="3.2634in" svg:y="1.1417in"><draw:text-box><text:p text:style-name="P29">long</text:p></draw:text-box></draw:frame><draw:frame text:anchor-type="paragraph" draw:z-index="6" draw:name="Text Frame 8" draw:style-name="gr11" draw:text-style-name="P30" svg:width="0.4276in" svg:height="0.2295in" svg:x="2.0339in" svg:y="1.1591in"><draw:text-box><text:p text:style-name="P29">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29" svg:x1="2.3673in" svg:y1="1.3882in" svg:x2="3.2839in" svg:y2="2.0689in"><text:p/></draw:line><draw:line text:anchor-type="paragraph" draw:z-index="15" draw:name="Line 2" draw:style-name="gr3" draw:text-style-name="P29"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30" svg:width="0.4276in" svg:height="0.2295in" svg:x="2.0339in" svg:y="0.2299in"><draw:text-box><text:p text:style-name="P29">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19">may lose precision</text:span></text:p>
        </text:list-item>
      </text:list>
      <text:p text:style-name="P24"><text:span text:style-name="T17">Widening primitive conversion may result in loss of precision in following cases.</text:span><text:span text:style-name="T18">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text:p text:style-name="P16">Compile-time constant - <text:span text:style-name="T21">value of the constant is known at the compilation phase of the program. Therefore value does not need to change at the run time.</text:span></text:p>
      <text:p text:style-name="P17"><text:tab/>Example – int myNumber = 2+2 ;</text:p>
      <text:p text:style-name="P18">Run-time constant – Value of the constant is generated at the running phase of the program. Program need to run to generate the value. </text:p>
      <text:p text:style-name="P18"/>
      <text:p text:style-name="P18"><text:tab/>Example – <text:s/>byte myByte3 = 10 * (int) Math.random(); <text:s text:c="2"/>// Run time constant </text:p>
      <text:p text:style-name="P18"/>
      <text:p text:style-name="P19">6.</text:p>
      <text:p text:style-name="P20">Automatic NPC -<text:span text:style-name="T22"> Value of the wider data type assigned to narrower data type implicitly. </text:span>–<text:span text:style-name="T22">This occurs under two conditions.</text:span></text:p>
      <text:list xml:id="list1153297686" text:style-name="L4">
        <text:list-item>
          <text:p text:style-name="P22">Value to be assigned(right hand side) should be a compile time constant.</text:p>
        </text:list-item>
        <text:list-item>
          <text:p text:style-name="P22">Value (constatnt) should be fall within the bit range of the type that going to assign.</text:p>
        </text:list-item>
      </text:list>
      <text:p text:style-name="P21"><text:soft-page-break/><text:tab/>Example – int myInt = 100 ;</text:p>
      <text:p text:style-name="P21"><text:tab/><text:tab/> <text:s text:c="6"/>byte myByte = <text:s/><text:span text:style-name="T24">myInt ;</text:span></text:p>
      <text:p text:style-name="P23">Castings - <text:s/>Casting is necessary when compiler implicitly cannot convert wider data type to a narrower data type.</text:p>
      <text:p text:style-name="P23"/>
      <text:p text:style-name="P23">7.</text:p>
      <text:p text:style-name="P25"><text:span text:style-name="T23">Long is a 64 bit two ‘ s complement integer. <text:s/>It can consists of maximum value of </text:span><text:span text:style-name="T8">2</text:span><text:span text:style-name="T9">63-1</text:span><text:span text:style-name="T10"> and maximum of 2</text:span><text:span text:style-name="T9">63 </text:span><text:span text:style-name="T10">. </text:span><text:span text:style-name="T11">Float data type is a single precision 32 bit IEEE 754 floating point. </text:span><text:span text:style-name="T12">It can hold </text:span><text:span text:style-name="T14">not only positive and negative numbers that consist of a sign and magnitude, but also positive and negative zeros, positive and negative </text:span><text:span text:style-name="Emphasis"><text:span text:style-name="T14">infinities</text:span></text:span><text:span text:style-name="T14">, and special </text:span><text:span text:style-name="Emphasis"><text:span text:style-name="T14">Not-a-Number </text:span></text:span><text:span text:style-name="T14">values. Float cannot use for precise values. But it can hold larger values even with 32 bits. </text:span></text:p>
      <text:p text:style-name="P25"><text:span text:style-name="T14"/></text:p>
      <text:p text:style-name="P26"><text:span text:style-name="T14">8. </text:span><text:span text:style-name="T15">In present most of the computers contain 64 bit architecture in CPU. Very few with 32 bit hardware architecture also may present. These CPU are optimized for perform arithmetic operation of fixed size data types. Therefore performance is high.</text:span></text:p>
      <text:p text:style-name="P26"><text:span text:style-name="T15"/></text:p>
      <text:p text:style-name="P27"><text:span text:style-name="T13">9.</text:span><text:span text:style-name="T16">Prevent data loss. Precision issues come across with other types.</text:span></text:p>
      <text:p text:style-name="P27"><text:span text:style-name="T16"/></text:p>
      <text:p text:style-name="P28"><text:span text:style-name="T13">10.</text:span></text:p>
      <text:p text:style-name="P28"><text:span text:style-name="T13"/></text:p>
      <text:p text:style-name="P26"><text:span text:style-name="T14"/></text:p>
      <text:p text:style-name="P25"><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5:32:32.148470501</dc:date>
    <meta:editing-duration>PT9H36M36S</meta:editing-duration>
    <meta:editing-cycles>11</meta:editing-cycles>
    <meta:document-statistic meta:table-count="0" meta:image-count="0" meta:object-count="0" meta:page-count="3" meta:paragraph-count="57" meta:word-count="701" meta:character-count="4224" meta:non-whitespace-character-count="3536"/>
  </office:meta>
</office:document-meta>
</file>